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2d9c4b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b71401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2.85686400000pt" svg:height="99.99999200000pt"/>
          <draw:path draw:style-name="gr3" draw:id="shape3" draw:name="path673" draw:layer="" svg:width="28.52039022880pt" svg:height="44.65705614314pt" svg:x="57.14064835973pt" svg:y="27.89244631720pt" svg:viewBox="0 0 29 45" svg:d="M26.6319 0.190877C2.96745 7.60279 6.33906 41.4 28.5204 43.9798C-6.6116 51.3282 -11.6113 -3.63229 26.6319 0.190877Z" koffice:nodeTypes="ccc"/>
          <draw:rect draw:style-name="gr4" draw:id="shape4" draw:name="rect695" draw:layer="" svg:width="142.85715200000pt" svg:height="19.99999840000pt" svg:x="0.00000000000pt" svg:y="0.17192383200pt"/>
          <draw:rect draw:style-name="gr4" draw:id="shape5" draw:name="rect696" draw:layer="" svg:width="142.85715200000pt" svg:height="19.99999840000pt" svg:x="0.00000000000pt" svg:y="80.00000000000pt"/>
          <draw:rect draw:style-name="gr4" draw:id="shape6" draw:name="rect697" draw:layer="" svg:width="20.00000160000pt" svg:height="95.23809600000pt"/>
          <draw:rect draw:style-name="gr4" draw:id="shape7" draw:name="rect698" draw:layer="" svg:width="20.00000160000pt" svg:height="95.23809600000pt" svg:x="122.85665600000pt" svg:y="2.38095704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35</dc:date>
    <meta:creation-date>2011-05-22T06:11:31</meta:creation-date>
    <dc:creator>Yue Liu</dc:creator>
  </office:meta>
</office:document-meta>
</file>